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,monospace" svg:font-family="'Roboto Mono,monospace', 'Droid Sans Mono', monospace, monospace, 'Droid Sans Fallback'"/>
  </office:font-face-decls>
  <office:automatic-styles>
    <style:style style:name="P1" style:family="paragraph" style:parent-style-name="Heading_20_4">
      <style:paragraph-properties fo:margin-left="0cm" fo:margin-right="0cm" fo:margin-top="0cm" fo:margin-bottom="0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626262" loext:opacity="100%" style:font-name="Muli" fo:font-size="9.75pt" fo:letter-spacing="normal" fo:font-style="normal" fo:font-weight="normal" loext:padding="0cm" loext:border="none"/>
    </style:style>
    <style:style style:name="P2" style:family="paragraph" style:parent-style-name="Heading_20_4">
      <style:paragraph-properties fo:margin-left="0cm" fo:margin-right="0cm" fo:margin-top="0cm" fo:margin-bottom="0cm" style:contextual-spacing="false" style:line-height-at-least="0.529cm" fo:orphans="2" fo:widows="2" fo:text-indent="0cm" style:auto-text-indent="false" fo:padding="0cm" fo:border="none"/>
    </style:style>
    <style:style style:name="P3" style:family="paragraph" style:parent-style-name="Heading_20_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d2d2d" loext:opacity="100%" style:font-name="Muli" fo:font-size="11.25pt" fo:letter-spacing="normal" fo:font-style="normal" fo:font-weight="normal" loext:padding="0cm" loext:border="none"/>
    </style:style>
    <style:style style:name="P4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5f5f5" fo:padding="0cm" fo:border="none"/>
    </style:style>
    <style:style style:name="P5" style:family="paragraph" style:parent-style-name="Preformatted_20_Text">
      <loext:graphic-properties draw:fill="solid" draw:fill-color="#f5f5f5" draw:opacity="100%"/>
      <style:paragraph-properties fo:margin-top="0cm" fo:margin-bottom="0cm" style:contextual-spacing="false" fo:orphans="2" fo:widows="2" fo:background-color="#f5f5f5" fo:padding="0cm" fo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61d2d" loext:opacity="100%" style:font-name="Muli" fo:font-size="13.5pt" fo:letter-spacing="normal" fo:font-style="normal" fo:font-weight="bold" loext:padding="0cm" loext:border="none"/>
    </style:style>
    <style:style style:name="P7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ff8e8e" loext:opacity="100%" style:font-name="Muli" fo:font-size="9pt" fo:letter-spacing="normal" fo:font-style="normal" fo:font-weight="bold" loext:padding="0cm" loext:border="none"/>
    </style:style>
    <style:style style:name="P8" style:family="paragraph" style:parent-style-name="Standard">
      <style:text-properties officeooo:rsid="00162bbb" officeooo:paragraph-rsid="00162bbb"/>
    </style:style>
    <style:style style:name="P9" style:family="paragraph" style:parent-style-name="Standard">
      <style:paragraph-properties style:line-height-at-least="0.503cm"/>
      <style:text-properties fo:color="#d4d4d4" loext:opacity="100%" style:font-name="Roboto Mono,monospace" fo:font-size="10.5pt" fo:font-weight="normal" fo:background-color="#1e1e1e"/>
    </style:style>
    <style:style style:name="P10" style:family="paragraph" style:parent-style-name="Standard">
      <style:text-properties fo:color="#d4d4d4" loext:opacity="100%" style:font-name="Roboto Mono,monospace" fo:font-size="10.5pt" fo:font-weight="normal" officeooo:rsid="00162bbb" officeooo:paragraph-rsid="00162bbb" fo:background-color="#1e1e1e"/>
    </style:style>
    <style:style style:name="P11" style:family="paragraph" style:parent-style-name="Standard">
      <style:paragraph-properties style:line-height-at-least="0.503cm"/>
      <style:text-properties fo:color="#ffffff" loext:opacity="100%" style:font-name="Roboto Mono,monospace" fo:font-size="10.5pt" fo:font-weight="normal" fo:background-color="#1e1e1e"/>
    </style:style>
    <style:style style:name="P12" style:family="paragraph" style:parent-style-name="Standard">
      <style:paragraph-properties style:line-height-at-least="0.503cm"/>
    </style:style>
    <style:style style:name="T1" style:family="text">
      <style:text-properties fo:font-variant="normal" fo:text-transform="none" fo:color="#626262" loext:opacity="100%" style:font-name="Muli" fo:font-size="9.7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626262" loext:opacity="100%" fo:letter-spacing="normal" loext:padding="0cm" loext:border="none"/>
    </style:style>
    <style:style style:name="T3" style:family="text">
      <style:text-properties fo:color="#ff79c6" loext:opacity="100%"/>
    </style:style>
    <style:style style:name="T4" style:family="text">
      <style:text-properties fo:color="#50fa7b" loext:opacity="100%"/>
    </style:style>
    <style:style style:name="T5" style:family="text">
      <style:text-properties fo:color="#ffffff" loext:opacity="100%"/>
    </style:style>
    <style:style style:name="T6" style:family="text">
      <style:text-properties fo:color="#ffb86c" loext:opacity="100%"/>
    </style:style>
    <style:style style:name="T7" style:family="text">
      <style:text-properties fo:color="#bd93f9" loext:opacity="100%"/>
    </style:style>
    <style:style style:name="T8" style:family="text">
      <style:text-properties fo:color="#f1fa8c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otal Salary</text:p>
      <text:p text:style-name="P7">Send Feedback</text:p>
      <text:h text:style-name="P1" text:outline-level="4"><text:bookmark text:name="write-a-program-to-calculate-the-total-salary-of-a-person-the-user-has-to-enter-the-basic-salary-an-integer-and-the-grade-an-uppercase-character-and-depending-upon-which-the-total-salary-is-calculated-as"/>Write a program to calculate the total salary of a person. The user has to enter the basic salary (an integer) and the grade (an uppercase character), and depending upon which the total salary is calculated as -</text:h>
      <text:p text:style-name="P4"><text:span text:style-name="Source_20_Text"><text:span text:style-name="T2"><text:s text:c="4"/></text:span></text:span><text:span text:style-name="Source_20_Text"><text:span text:style-name="T1">totalSalary = basic + hra + da + allow – pf</text:span></text:span></text:p>
      <text:h text:style-name="P3" text:outline-level="5"><text:bookmark text:name="where"/>where :</text:h>
      <text:p text:style-name="P4"><text:span text:style-name="Source_20_Text"><text:span text:style-name="T1">hra <text:s text:c="2"/>= 20% of basic</text:span></text:span></text:p>
      <text:p text:style-name="P5"><text:span text:style-name="Source_20_Text"><text:span text:style-name="T1">da <text:s text:c="3"/>= 50% of basic</text:span></text:span></text:p>
      <text:p text:style-name="P5"><text:span text:style-name="Source_20_Text"><text:span text:style-name="T1">allow = 1700 if grade = ‘A’</text:span></text:span></text:p>
      <text:p text:style-name="P5"><text:span text:style-name="Source_20_Text"><text:span text:style-name="T1">allow = 1500 if grade = ‘B’</text:span></text:span></text:p>
      <text:p text:style-name="P5"><text:span text:style-name="Source_20_Text"><text:span text:style-name="T1">allow = 1300 if grade = ‘C' or any other character</text:span></text:span></text:p>
      <text:p text:style-name="P5"><text:span text:style-name="Source_20_Text"><text:span text:style-name="T1">pf <text:s text:c="3"/>= 11% of basic.</text:span></text:span></text:p>
      <text:h text:style-name="P2" text:outline-level="4"><text:bookmark text:name="round-off-the-total-salary-and-then-print-the-integral-part-only"/><text:span text:style-name="Strong_20_Emphasis"><text:span text:style-name="T1">Round off the total salary and then print the integral part only.</text:span></text:span></text:h>
      <text:h text:style-name="P2" text:outline-level="4"><text:bookmark text:name="note-for-c-users"/><text:span text:style-name="Strong_20_Emphasis"><text:span text:style-name="T1">Note for C++ users :</text:span></text:span></text:h>
      <text:p text:style-name="P4"><text:span text:style-name="Source_20_Text"><text:span text:style-name="T1">To round off the value , please include&lt;cmath&gt; library in the start of the program.</text:span></text:span></text:p>
      <text:p text:style-name="P5"><text:span text:style-name="Source_20_Text"><text:span text:style-name="T1">And round off the values in this way </text:span></text:span></text:p>
      <text:p text:style-name="P5"><text:span text:style-name="Source_20_Text"><text:span text:style-name="T1">int ans = round(yourFinalValue);</text:span></text:span></text:p>
      <text:h text:style-name="P3" text:outline-level="5"><text:bookmark text:name="input-format"/>Input format :</text:h>
      <text:p text:style-name="P4"><text:span text:style-name="Source_20_Text"><text:span text:style-name="T1">Basic salary &amp; Grade (separated by space)</text:span></text:span></text:p>
      <text:h text:style-name="P3" text:outline-level="5"><text:bookmark text:name="output-format"/>Output Format :</text:h>
      <text:p text:style-name="P4"><text:span text:style-name="Source_20_Text"><text:span text:style-name="T1">Total Salary</text:span></text:span></text:p>
      <text:h text:style-name="P3" text:outline-level="5"><text:bookmark text:name="constraints"/>Constraints :</text:h>
      <text:p text:style-name="P4"><text:span text:style-name="Source_20_Text"><text:span text:style-name="T1">0 &lt;= Basic Salary &lt;= 7,500,000</text:span></text:span></text:p>
      <text:h text:style-name="P3" text:outline-level="5">Sample Input 1 :</text:h>
      <text:p text:style-name="P4"><text:span text:style-name="Source_20_Text"><text:span text:style-name="T1">10000 A</text:span></text:span></text:p>
      <text:h text:style-name="P3" text:outline-level="5">Sample Output 1 :</text:h>
      <text:p text:style-name="P4"><text:span text:style-name="Source_20_Text"><text:span text:style-name="T1">17600</text:span></text:span></text:p>
      <text:h text:style-name="P3" text:outline-level="5">Sample Input 2 :</text:h>
      <text:p text:style-name="P4"><text:span text:style-name="Source_20_Text"><text:span text:style-name="T1">4567 B</text:span></text:span></text:p>
      <text:h text:style-name="P3" text:outline-level="5">Sample Output 2 :</text:h>
      <text:p text:style-name="P4"><text:span text:style-name="Source_20_Text"><text:span text:style-name="T1">8762</text:span></text:span></text:p>
      <text:h text:style-name="P3" text:outline-level="5">Explanation of Input 2:</text:h>
      <text:p text:style-name="P4"><text:span text:style-name="Source_20_Text"><text:span text:style-name="T1">We have been given the basic salary as Rs. 4567. We need to calculate the hra, da and pf. </text:span></text:span></text:p>
      <text:p text:style-name="P5"><text:span text:style-name="Source_20_Text"><text:span text:style-name="T1">Now when we calculate each of the, it turns out to be:</text:span></text:span></text:p>
      <text:p text:style-name="P5"><text:span text:style-name="Source_20_Text"><text:span text:style-name="T1">hra = <text:s/>20% of Rs. 4567 = Rs. 913.4</text:span></text:span></text:p>
      <text:p text:style-name="P5"><text:span text:style-name="Source_20_Text"><text:span text:style-name="T1">da = 50% od Rs. 4567 = Rs. 2283.5</text:span></text:span></text:p>
      <text:p text:style-name="P5"><text:span text:style-name="Source_20_Text"><text:span text:style-name="T1">pf = 11% of Rs. 4567 = Rs. 502.37</text:span></text:span></text:p>
      <text:p text:style-name="P5"/>
      <text:p text:style-name="P5"><text:span text:style-name="Source_20_Text"><text:span text:style-name="T1">Since, the grade is 'B', we take allowance as Rs. 1500.</text:span></text:span></text:p>
      <text:p text:style-name="P5"><text:span text:style-name="Source_20_Text"><text:span text:style-name="T1">On substituting these values to the formula of totalSalary, we get Rs. 8761.53 and now rounding it off will result in Rs. 8762 and hence the Answer.</text:span></text:span></text:p>
      <text:p text:style-name="Standard"/>
      <text:p text:style-name="Standard"/>
      <text:p text:style-name="P8">Answer:--</text:p>
      <text:p text:style-name="P8"/>
      <text:p text:style-name="P10"><text:span text:style-name="T3">import</text:span> <text:span text:style-name="T4">java</text:span><text:span text:style-name="T5">.</text:span><text:span text:style-name="T4">util</text:span><text:span text:style-name="T5">.</text:span><text:span text:style-name="T4">Scanner</text:span><text:span text:style-name="T5">;</text:span></text:p>
      <text:p text:style-name="P9"><text:span text:style-name="T3">public</text:span> <text:span text:style-name="T3">class</text:span> <text:span text:style-name="T4">Main</text:span> <text:span text:style-name="T5">{</text:span></text:p>
      <text:p text:style-name="P9"><text:span text:style-name="T3">public</text:span> <text:span text:style-name="T3">static</text:span> <text:span text:style-name="T6">void</text:span> <text:span text:style-name="T4">main</text:span><text:span text:style-name="T5">(</text:span><text:span text:style-name="T4">String</text:span><text:span text:style-name="T5">[]</text:span> <text:span text:style-name="T4">args</text:span><text:span text:style-name="T5">)</text:span> <text:span text:style-name="T5">{</text:span></text:p>
      <text:p text:style-name="P9"><text:span text:style-name="T4">Scanner</text:span> <text:span text:style-name="T4">s</text:span><text:span text:style-name="T5">=</text:span><text:span text:style-name="T3">new</text:span> <text:span text:style-name="T4">Scanner</text:span><text:span text:style-name="T5">(</text:span><text:span text:style-name="T4">System</text:span><text:span text:style-name="T5">.</text:span><text:span text:style-name="T4">in</text:span><text:span text:style-name="T5">);</text:span></text:p>
      <text:p text:style-name="P9"><text:span text:style-name="T6">double</text:span> <text:span text:style-name="T4">basic</text:span><text:span text:style-name="T5">=</text:span><text:span text:style-name="T4">s</text:span><text:span text:style-name="T5">.</text:span><text:span text:style-name="T4">nextDouble</text:span><text:span text:style-name="T5">();</text:span></text:p>
      <text:p text:style-name="P9"><text:span text:style-name="T3">char</text:span> <text:span text:style-name="T4">grade</text:span><text:span text:style-name="T5">=</text:span><text:span text:style-name="T4">s</text:span><text:span text:style-name="T5">.</text:span><text:span text:style-name="T4">next</text:span><text:span text:style-name="T5">().</text:span><text:span text:style-name="T4">charAt</text:span><text:span text:style-name="T5">(</text:span><text:span text:style-name="T7">0</text:span><text:span text:style-name="T5">);</text:span></text:p>
      <text:p text:style-name="P9"><text:span text:style-name="T4">Character</text:span><text:span text:style-name="T5">.</text:span><text:span text:style-name="T4">toUpperCase</text:span><text:span text:style-name="T5">(</text:span><text:span text:style-name="T4">grade</text:span><text:span text:style-name="T5">);</text:span></text:p>
      <text:p text:style-name="P9"><text:span text:style-name="T6">double</text:span> <text:span text:style-name="T4">hra</text:span> <text:span text:style-name="T5">=</text:span><text:span text:style-name="T4">basic</text:span><text:span text:style-name="T5">*</text:span><text:span text:style-name="T7">20</text:span><text:span text:style-name="T5">/</text:span><text:span text:style-name="T7">100</text:span><text:span text:style-name="T5">;</text:span> </text:p>
      <text:p text:style-name="P9"><text:span text:style-name="T6">double</text:span> <text:span text:style-name="T4">da</text:span><text:span text:style-name="T5">=</text:span><text:span text:style-name="T4">basic</text:span><text:span text:style-name="T5">*</text:span><text:span text:style-name="T7">50</text:span><text:span text:style-name="T5">/</text:span><text:span text:style-name="T7">100</text:span><text:span text:style-name="T5">;</text:span></text:p>
      <text:p text:style-name="P9"><text:span text:style-name="T6">int</text:span> <text:span text:style-name="T4">allow</text:span><text:span text:style-name="T5">=</text:span><text:span text:style-name="T7">0</text:span><text:span text:style-name="T5">;</text:span></text:p>
      <text:p text:style-name="P9"><text:soft-page-break/><text:span text:style-name="T3">if</text:span><text:span text:style-name="T5">(</text:span><text:span text:style-name="T4">grade</text:span><text:span text:style-name="T5">==</text:span><text:span text:style-name="T8">'A'</text:span><text:span text:style-name="T5">)</text:span></text:p>
      <text:p text:style-name="P9"><text:span text:style-name="T4">allow</text:span><text:span text:style-name="T5">=</text:span><text:span text:style-name="T7">1700</text:span><text:span text:style-name="T5">;</text:span></text:p>
      <text:p text:style-name="P9"><text:span text:style-name="T3">else</text:span> <text:span text:style-name="T3">if</text:span><text:span text:style-name="T5">(</text:span><text:span text:style-name="T4">grade</text:span><text:span text:style-name="T5">==</text:span><text:span text:style-name="T8">'B'</text:span><text:span text:style-name="T5">)</text:span></text:p>
      <text:p text:style-name="P9"><text:span text:style-name="T4">allow</text:span><text:span text:style-name="T5">=</text:span><text:span text:style-name="T7">1500</text:span><text:span text:style-name="T5">;</text:span></text:p>
      <text:p text:style-name="P9"><text:span text:style-name="T3">else</text:span> <text:span text:style-name="T3">if</text:span><text:span text:style-name="T5">(</text:span><text:span text:style-name="T4">grade</text:span><text:span text:style-name="T5">&gt;=</text:span><text:span text:style-name="T8">'C'</text:span> <text:span text:style-name="T5">&amp;&amp;</text:span> <text:span text:style-name="T4">grade</text:span><text:span text:style-name="T5">&lt;=</text:span><text:span text:style-name="T8">'Z'</text:span><text:span text:style-name="T5">)</text:span></text:p>
      <text:p text:style-name="P9"><text:span text:style-name="T4">allow</text:span><text:span text:style-name="T5">=</text:span><text:span text:style-name="T7">1300</text:span><text:span text:style-name="T5">;</text:span></text:p>
      <text:p text:style-name="P9"><text:span text:style-name="T6">double</text:span> <text:span text:style-name="T4">pf</text:span><text:span text:style-name="T5">=</text:span><text:span text:style-name="T4">basic</text:span><text:span text:style-name="T5">*</text:span><text:span text:style-name="T7">11</text:span><text:span text:style-name="T5">/</text:span><text:span text:style-name="T7">100</text:span><text:span text:style-name="T5">;</text:span></text:p>
      <text:p text:style-name="P9"><text:span text:style-name="T6">double</text:span> <text:span text:style-name="T4">Salary</text:span><text:span text:style-name="T5">=</text:span> <text:span text:style-name="T5">(</text:span><text:span text:style-name="T6">double</text:span><text:span text:style-name="T5">)</text:span><text:span text:style-name="T4">basic</text:span><text:span text:style-name="T5">+</text:span><text:span text:style-name="T4">hra</text:span><text:span text:style-name="T5">+</text:span><text:span text:style-name="T4">da</text:span><text:span text:style-name="T5">+</text:span><text:span text:style-name="T4">allow</text:span><text:span text:style-name="T5">-</text:span><text:span text:style-name="T4">pf</text:span><text:span text:style-name="T5">;</text:span></text:p>
      <text:p text:style-name="P9"><text:span text:style-name="T6">double</text:span> <text:span text:style-name="T4">totalSalary</text:span><text:span text:style-name="T5">=</text:span><text:span text:style-name="T4">Salary</text:span><text:span text:style-name="T5">-(</text:span><text:span text:style-name="T6">int</text:span><text:span text:style-name="T5">)</text:span><text:span text:style-name="T4">Salary</text:span><text:span text:style-name="T5">;</text:span></text:p>
      <text:p text:style-name="P9"><text:span text:style-name="T3">if</text:span><text:span text:style-name="T5">(</text:span><text:span text:style-name="T4">totalSalary</text:span><text:span text:style-name="T5">&lt;</text:span><text:span text:style-name="T7">0.5</text:span><text:span text:style-name="T5">)</text:span></text:p>
      <text:p text:style-name="P9"><text:span text:style-name="T4">System</text:span><text:span text:style-name="T5">.</text:span><text:span text:style-name="T4">out</text:span><text:span text:style-name="T5">.</text:span><text:span text:style-name="T4">println</text:span><text:span text:style-name="T5">((</text:span><text:span text:style-name="T6">int</text:span><text:span text:style-name="T5">)</text:span><text:span text:style-name="T4">Salary</text:span><text:span text:style-name="T5">);</text:span></text:p>
      <text:p text:style-name="P9"><text:span text:style-name="T3">else</text:span> </text:p>
      <text:p text:style-name="P9"><text:span text:style-name="T4">System</text:span><text:span text:style-name="T5">.</text:span><text:span text:style-name="T4">out</text:span><text:span text:style-name="T5">.</text:span><text:span text:style-name="T4">println</text:span><text:span text:style-name="T5">((</text:span><text:span text:style-name="T6">int</text:span><text:span text:style-name="T5">)</text:span><text:span text:style-name="T4">Salary</text:span><text:span text:style-name="T5">+</text:span><text:span text:style-name="T7">1</text:span><text:span text:style-name="T5">);</text:span></text:p>
      <text:p text:style-name="P12"/>
      <text:p text:style-name="P11">}</text:p>
      <text:p text:style-name="P11">}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,monospace" svg:font-family="'Roboto Mono,monospace', 'Droid Sans Mono', monospace, monospace, 'Droid Sans Fallb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8T09:51:55.736126772</meta:creation-date>
    <dc:date>2023-07-08T09:52:26.041690139</dc:date>
    <meta:editing-duration>PT32S</meta:editing-duration>
    <meta:editing-cycles>1</meta:editing-cycles>
    <meta:document-statistic meta:table-count="0" meta:image-count="0" meta:object-count="0" meta:page-count="2" meta:paragraph-count="64" meta:word-count="334" meta:character-count="1946" meta:non-whitespace-character-count="1658"/>
    <meta:generator>LibreOffice/7.3.7.2$Linux_X86_64 LibreOffice_project/30$Build-2</meta:generator>
  </office:meta>
</office:document-meta>
</file>